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automatic-styles>
    <style:style style:name="Table77" style:family="table">
      <style:table-properties style:width="6.6896in" table:align="left" style:may-break-between-rows="false"/>
    </style:style>
    <style:style style:name="Table77.A" style:family="table-column">
      <style:table-column-properties style:column-width="0.8563in"/>
    </style:style>
    <style:style style:name="Table77.B" style:family="table-column">
      <style:table-column-properties style:column-width="5.8333in"/>
    </style:style>
    <style:style style:name="Table77.A1" style:family="table-cell">
      <style:table-cell-properties fo:padding="0.0382in" fo:border="none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cmd_5f_root">
      <style:text-properties officeooo:paragraph-rsid="0003090e"/>
    </style:style>
    <style:style style:name="P4" style:family="paragraph" style:parent-style-name="Standard">
      <style:text-properties officeooo:rsid="002476ae" officeooo:paragraph-rsid="002476ae"/>
    </style:style>
    <style:style style:name="P5" style:family="paragraph" style:parent-style-name="Standard">
      <style:text-properties fo:language="en" fo:country="US" officeooo:rsid="002476ae" officeooo:paragraph-rsid="002476ae" fo:background-color="transparent"/>
    </style:style>
    <style:style style:name="P6" style:family="paragraph" style:parent-style-name="cmd_5f_code_20_Start">
      <style:text-properties officeooo:rsid="00109aaf" officeooo:paragraph-rsid="00109aaf"/>
    </style:style>
    <style:style style:name="T1" style:family="text">
      <style:text-properties officeooo:rsid="002b09a5"/>
    </style:style>
    <style:style style:name="T2" style:family="text">
      <style:text-properties officeooo:rsid="00044380"/>
    </style:style>
    <style:style style:name="T3" style:family="text">
      <style:text-properties officeooo:rsid="002476a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b09a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" fo:font-size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text:style-name="Outline">
        <text:list-item>
          <text:h text:style-name="P1" text:outline-level="1"><text:span text:style-name="T1">MEASURE</text:span><text:bookmark-start text:name="_scpi_subsys_measure"/><text:span text:style-name="T2"> subsystem</text:span><text:bookmark-end text:name="_scpi_subsys_measure"/></text:h>
        </text:list-item>
      </text:list>
      <text:p text:style-name="P2">The <text:span text:style-name="T1">MEASURE</text:span> subsystem <text:span text:style-name="T1">waits for the start of a new averaging measurement cycle and returns the measured value</text:span><text:span text:style-name="T3">. </text:span><text:span text:style-name="T1">It doesn’t not trigger a new measurement but waits for a new measurement to take place.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MEASure</text:span>[:SCALar]:<text:span text:style-name="T3">*</text:span>[:DC]?</text:h>
                </text:list-item>
              </text:list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Default_5f_nt2">Syntax</text:p>
          </table:table-cell>
          <table:table-cell table:style-name="Table77.A1" office:value-type="string">
            <text:p text:style-name="cmd_5f_root"><text:bookmark-start text:name="_scpi_measure_curr"/><text:span text:style-name="T1">MEASure</text:span>[:SCALar]:CURRent[:DC]?<text:bookmark-end text:name="_scpi_measure_curr"/></text:p>
            <text:p text:style-name="P3"><text:bookmark-start text:name="_scpi_measure_volt"/><text:span text:style-name="T1">MEASure</text:span>[:SCALar]:VOLTage[:DC]?<text:bookmark-end text:name="_scpi_measure_volt"/></text:p>
            <text:p text:style-name="P3"><text:bookmark-start text:name="_scpi_measure_power"/><text:span text:style-name="T1">MEASure</text:span>[:SCALar]:POWer[:DC]?<text:bookmark-end text:name="_scpi_measure_power"/></text:p>
          </table:table-cell>
        </table:table-row>
        <table:table-row>
          <table:table-cell table:style-name="Table77.A1" office:value-type="string">
            <text:p text:style-name="Default_5f_nt2">Description</text:p>
          </table:table-cell>
          <table:table-cell table:style-name="Table77.A1" office:value-type="string">
            <text:p text:style-name="P4"><text:span text:style-name="T4">These queries </text:span><text:span text:style-name="T5">wait for a new measurement</text:span><text:span text:style-name="T4"> </text:span><text:span text:style-name="T5">of</text:span><text:span text:style-name="T4"> current (A), voltage (V) or power (W). <text:s/>Measurements are averaged over the set number of line power cycles.</text:span></text:p>
          </table:table-cell>
        </table:table-row>
        <table:table-row>
          <table:table-cell table:style-name="Table77.A1" office:value-type="string">
            <text:p text:style-name="Default_5f_nt2">Return</text:p>
          </table:table-cell>
          <table:table-cell table:style-name="Table77.A1" office:value-type="string">
            <text:p text:style-name="P5">Float</text:p>
          </table:table-cell>
        </table:table-row>
        <table:table-row>
          <table:table-cell table:style-name="Table77.A1" office:value-type="string">
            <text:p text:style-name="Default_5f_nt2"><text:span text:style-name="T6">Usage</text:span><text:span text:style-name="T7"> </text:span><text:span text:style-name="T6">example</text:span></text:p>
          </table:table-cell>
          <table:table-cell table:style-name="Table77.A1" office:value-type="string">
            <text:p text:style-name="P4"><text:span text:style-name="T1">Get</text:span> <text:span text:style-name="T1">a new measurement of the</text:span> current value:</text:p>
            <text:p text:style-name="P6"><text:span text:style-name="T1">MEAS</text:span><text:span text:style-name="T3">:CURR?</text:span></text:p>
            <text:p text:style-name="cmd_5f_code_5f_single">1.<text:span text:style-name="T3">02</text:span></text:p>
          </table:table-cell>
        </table:table-row>
        <table:table-row>
          <table:table-cell table:style-name="Table77.A1" office:value-type="string">
            <text:p text:style-name="Default_5f_nt2">Errors</text:p>
          </table:table-cell>
          <table:table-cell table:style-name="Table77.A1" office:value-type="string">
            <text:p text:style-name="cmd_5f_code"><text:span text:style-name="T8"/></text:p>
          </table:table-cell>
        </table:table-row>
        <table:table-row>
          <table:table-cell table:style-name="Table77.A1" office:value-type="string">
            <text:p text:style-name="Default_5f_nt2">Related Commands</text:p>
          </table:table-cell>
          <table:table-cell table:style-name="Table77.A1" office:value-type="string">
            <text:p text:style-name="P4">[SENSe:]NPLCyc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902in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fo:hyphenation-keep="auto" loext:hyphenation-keep-type="column" style:page-number="auto"/>
      <style:text-properties fo:font-size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style:contextual-spacing="false" fo:text-align="start" style:justify-single-word="false" fo:hyphenation-ladder-count="6" fo:hyphenation-keep="auto" loext:hyphenation-keep-type="column" fo:text-indent="-0.2362in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5f_ntt" style:display-name="Default_ntt" style:family="paragraph" style:parent-style-name="Standard" style:master-page-name="">
      <style:paragraph-properties fo:hyphenation-ladder-count="6" fo:hyphenation-keep="auto" loext:hyphenation-keep-type="column" style:page-number="auto"/>
      <style:text-properties fo:font-size="10.5pt" fo:font-weight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style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style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style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1" style:family="paragraph" style:parent-style-name="scpi0" style:master-page-name="">
      <style:paragraph-properties fo:margin-left="0.1965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2" style:family="paragraph" style:parent-style-name="scpi0" style:master-page-name="">
      <style:paragraph-properties fo:margin-left="0.3937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3" style:family="paragraph" style:parent-style-name="scpi0" style:master-page-name="">
      <style:paragraph-properties fo:margin-left="0.5902in" fo:margin-right="0in" fo:margin-top="0in" fo:margin-bottom="0in" style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style:contextual-spacing="false" fo:hyphenation-ladder-count="6" fo:hyphenation-keep="auto" loext:hyphenation-keep-type="column" style:page-number="auto"/>
      <style:text-properties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style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style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0.9839in" fo:margin-right="0in" fo:margin-top="0in" fo:margin-bottom="0in" style:contextual-spacing="false" fo:text-indent="0in" style:auto-text-indent="false"/>
    </style:style>
    <style:style style:name="equation" style:family="paragraph" style:parent-style-name="Standard">
      <style:paragraph-properties fo:margin-left="0.3937in" fo:margin-right="0in" fo:margin-top="0.0783in" fo:margin-bottom="0.0783in" style:contextual-spacing="false" fo:text-indent="0in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style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style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style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style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style:contextual-spacing="false" fo:text-indent="-0.2362in" style:auto-text-indent="false" style:page-number="auto" style:writing-mode="page">
        <style:tab-stops/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Default_5f_nt2" style:display-name="Default_nt2" style:family="paragraph" style:next-style-name="Standard">
      <style:text-properties fo:font-size="10pt" fo:font-weight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5. FETCh</text:titl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6" draw:style-name="Mdp1" style:next-style-name="master_5f_right_20_page"/>
    <style:master-page style:name="master_5f_right_20_page" style:display-name="master_right page" style:page-layout-name="Mpm7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8:35:30.622277539</meta:creation-date>
    <meta:editing-duration>P0D</meta:editing-duration>
    <meta:editing-cycles>1</meta:editing-cycles>
    <meta:generator>LibreOffice/24.8.1.2$MacOSX_AARCH64 LibreOffice_project/87fa9aec1a63e70835390b81c40bb8993f1d4ff6</meta:generator>
    <meta:keyword>SCPI</meta:keyword>
    <meta:keyword>IEEE 488</meta:keyword>
    <meta:keyword>Remote control</meta:keyword>
    <meta:keyword>Programming reference</meta:keyword>
    <dc:title>5. FETCh</dc:title>
    <meta:document-statistic meta:table-count="1" meta:image-count="0" meta:object-count="0" meta:page-count="1" meta:paragraph-count="23" meta:word-count="93" meta:character-count="631" meta:non-whitespace-character-count="561"/>
    <meta:user-defined meta:name="WebPublish_HTML_Profile">HTML</meta:user-defined>
    <meta:user-defined meta:name="WebPublish_Post_PageId">917</meta:user-defined>
    <meta:user-defined meta:name="WebPublish_Post_PostAsPage">1</meta:user-defined>
    <meta:user-defined meta:name="WebPublish_Post_PostType">page</meta:user-defined>
    <meta:user-defined meta:name="WebPublish_Post_Profile" meta:value-type="string">www.envox.eu</meta:user-defined>
    <meta:user-defined meta:name="WebPublish_Post_PublishOption" meta:value-type="string">Publish now</meta:user-defined>
  </office:meta>
</office:document-meta>
</file>